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1cm" draw:marker-start-width="0.35cm" draw:marker-end-width="0.35cm" draw:fill="none" draw:textarea-horizontal-align="justify" draw:textarea-vertical-align="top" draw:auto-grow-height="false" fo:min-height="21.45cm" fo:min-width="17.6cm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aea79f" draw:textarea-horizontal-align="justify" draw:textarea-vertical-align="middle" draw:auto-grow-height="false" fo:min-height="0.99cm" fo:min-width="1.943cm"/>
    </style:style>
    <style:style style:name="gr3" style:family="graphic" style:parent-style-name="standard">
      <style:graphic-properties svg:stroke-color="#008080" draw:fill="solid" draw:fill-color="#00ffff" draw:textarea-horizontal-align="justify" draw:textarea-vertical-align="middle" draw:auto-grow-height="false" fo:min-height="2.322cm" fo:min-width="4.101cm"/>
    </style:style>
    <style:style style:name="gr4" style:family="graphic" style:parent-style-name="standard">
      <style:graphic-properties draw:fill="solid" draw:fill-color="#aea79f" draw:textarea-horizontal-align="justify" draw:textarea-vertical-align="middle" draw:auto-grow-height="false" fo:min-height="1.716cm" fo:min-width="2.129cm"/>
    </style:style>
    <style:style style:name="gr5" style:family="graphic" style:parent-style-name="standard">
      <style:graphic-properties draw:fill="none" draw:fill-color="#00ff00" draw:textarea-horizontal-align="justify" draw:textarea-vertical-align="middle" draw:auto-grow-height="false" fo:min-height="1.194cm" fo:min-width="1.94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8080" draw:fill="solid" draw:fill-color="#00ffff" draw:textarea-horizontal-align="justify" draw:textarea-vertical-align="middle" draw:auto-grow-height="false" fo:min-height="1.679cm" fo:min-width="3.90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4.644cm" fo:min-width="4.194cm"/>
    </style:style>
    <style:style style:name="gr9" style:family="graphic" style:parent-style-name="standard">
      <style:graphic-properties draw:fill="none" draw:fill-color="#00ff00" draw:textarea-horizontal-align="justify" draw:textarea-vertical-align="middle" draw:auto-grow-height="false" fo:min-height="6.286cm" fo:min-width="5.636cm"/>
    </style:style>
    <style:style style:name="gr10" style:family="graphic" style:parent-style-name="standard">
      <style:graphic-properties svg:stroke-color="#996633" draw:fill="solid" draw:fill-color="#e6e64c" draw:textarea-horizontal-align="justify" draw:textarea-vertical-align="middle" draw:auto-grow-height="false" fo:min-height="0.882cm" fo:min-width="0.632cm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gr12" style:family="graphic" style:parent-style-name="standard">
      <style:graphic-properties svg:stroke-color="#008080" draw:fill="solid" draw:fill-color="#00ffff" draw:textarea-horizontal-align="justify" draw:textarea-vertical-align="middle" draw:auto-grow-height="false" fo:min-height="1.84cm" fo:min-width="4.301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679cm" fo:min-width="2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aea79f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solid" draw:fill-color="#00ffff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 draw:fill-color="#00ff00"/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e6e64c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4pt"/>
    </style:style>
    <style:style style:name="P11" style:family="paragraph">
      <loext:graphic-properties draw:fill="solid" draw:fill-color="#00ffff"/>
      <style:paragraph-properties fo:text-align="center"/>
      <style:text-properties fo:font-size="14pt"/>
    </style:style>
    <style:style style:name="P12" style:family="paragraph">
      <loext:graphic-properties draw:fill="none"/>
      <style:paragraph-properties fo:text-align="center"/>
      <style:text-properties fo:font-size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2cm" svg:height="21.8cm" svg:x="1.4cm" svg:y="4.4cm">
          <text:p text:style-name="P1"><text:span text:style-name="T1">System of Interest </text:span><text:span text:style-name="T1">bounda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442cm" svg:height="1.984cm" svg:x="2cm" svg:y="2cm">
          <text:p text:style-name="P1"><text:span text:style-name="T2">AEM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3" draw:id="id3" draw:layer="layout" svg:width="4.6cm" svg:height="3.2cm" svg:x="5.4cm" svg:y="7.6cm">
          <text:p text:style-name="P1"><text:span text:style-name="T2">Recent demand</text:span></text:p>
          <text:p text:style-name="P1"><text:span text:style-name="T2">April 2020 daily </text:span></text:p>
          <text:p text:style-name="P1"><text:span text:style-name="T2">at 30min resolution.</text:span></text:p>
          <text:p text:style-name="P1"><text:span text:style-name="T2">(to get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6" draw:id="id6" draw:layer="layout" svg:width="3.053cm" svg:height="2.947cm" svg:x="1.747cm" svg:y="5.2cm">
          <text:p text:style-name="P1"><text:span text:style-name="T2">Historic</text:span></text:p>
          <text:p text:style-name="P1"><text:span text:style-name="T2">demand</text:span></text:p>
          <text:p text:style-name="P1"><text:span text:style-name="T2">(provided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5" xml:id="id2" draw:id="id2" draw:layer="layout" svg:width="2.6cm" svg:height="1.6cm" svg:x="6.4cm" svg:y="5.4cm">
          <text:p text:style-name="P1"><text:span text:style-name="T2">data</text:span></text:p>
          <text:p text:style-name="P1"><text:span text:style-name="T2">wrang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4.442cm" svg:y1="2.992cm" svg:x2="7.7cm" svg:y2="5.4cm" draw:start-shape="id1" draw:start-glue-point="8" draw:end-shape="id2" draw:end-glue-point="0" svg:d="M4442 2992h3258v2408" svg:viewBox="0 0 3259 2409">
          <text:p/>
        </draw:connector>
        <draw:connector draw:style-name="gr6" draw:text-style-name="P6" draw:layer="layout" svg:x1="7.7cm" svg:y1="7cm" svg:x2="7.7cm" svg:y2="7.6cm" draw:start-shape="id2" draw:start-glue-point="2" draw:end-shape="id3" draw:end-glue-point="4" svg:d="M7700 7000v600" svg:viewBox="0 0 1 601">
          <text:p/>
        </draw:connector>
        <draw:custom-shape draw:style-name="gr7" draw:text-style-name="P4" xml:id="id5" draw:id="id5" draw:layer="layout" svg:width="4.4cm" svg:height="2.4cm" svg:x="2.2cm" svg:y="21.4cm">
          <text:p text:style-name="P1"><text:span text:style-name="T2">Predicted 2020 </text:span></text:p>
          <text:p text:style-name="P1"><text:span text:style-name="T2">demand, </text:span></text:p>
          <text:p text:style-name="P1"><text:span text:style-name="T2">30min resoluti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6" draw:layer="layout" svg:x1="4.4cm" svg:y1="17.6cm" svg:x2="4.4cm" svg:y2="21.4cm" draw:start-shape="id4" draw:start-glue-point="2" draw:end-shape="id5" draw:end-glue-point="4" svg:d="M4400 17600v3800" svg:viewBox="0 0 1 3801">
          <text:p/>
        </draw:connector>
        <draw:custom-shape draw:style-name="gr8" draw:text-style-name="P7" xml:id="id4" draw:id="id4" draw:layer="layout" svg:width="5.2cm" svg:height="5.4cm" svg:x="1.8cm" svg:y="12.2cm">
          <text:p text:style-name="P1">Proj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7" draw:id="id7" draw:layer="layout" svg:width="6.8cm" svg:height="7.2cm" svg:x="9.8cm" svg:y="11.6cm">
          <text:p text:style-name="P1"><text:span text:style-name="T2">Visuali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line-skew="-1.1cm" svg:x1="3.274cm" svg:y1="7.914cm" svg:x2="4.4cm" svg:y2="12.2cm" draw:start-shape="id6" draw:start-glue-point="6" draw:end-shape="id4" draw:end-glue-point="0" svg:d="M3274 7914v1160h1126v3126" svg:viewBox="0 0 1127 4287">
          <text:p/>
        </draw:connector>
        <draw:connector draw:style-name="gr6" draw:text-style-name="P6" draw:layer="layout" draw:line-skew="0.299cm" svg:x1="6.6cm" svg:y1="22.6cm" svg:x2="9.8cm" svg:y2="15.2cm" draw:start-shape="id5" draw:end-shape="id7" draw:end-glue-point="3" svg:d="M6600 22600h1900v-7400h1300" svg:viewBox="0 0 3201 7401">
          <text:p/>
        </draw:connector>
        <draw:custom-shape draw:style-name="gr10" draw:text-style-name="P8" xml:id="id8" draw:id="id8" draw:layer="layout" svg:width="1.6cm" svg:height="1.6cm" svg:x="14.6cm" svg:y="23.8cm">
          <text:p/>
          <draw:enhanced-geometry svg:viewBox="0 0 21600 21600" draw:glue-points="10800 0 3163 3163 0 10800 3163 18437 10800 21600 18437 18437 21600 10800 18437 3163" draw:text-areas="3163 3163 18437 18437" draw:type="smiley" draw:modifiers="17417.6139912555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1" draw:text-style-name="P9" draw:layer="layout" svg:width="2cm" svg:height="1.2cm" svg:x="16.4cm" svg:y="24.4cm">
          <draw:text-box>
            <text:p>User</text:p>
          </draw:text-box>
        </draw:frame>
        <draw:connector draw:style-name="gr6" draw:text-style-name="P7" draw:layer="layout" svg:x1="10cm" svg:y1="9.2cm" svg:x2="13.2cm" svg:y2="11.6cm" draw:start-shape="id3" draw:start-glue-point="7" draw:end-shape="id7" draw:end-glue-point="0" svg:d="M10000 9200h3200v2400" svg:viewBox="0 0 3201 2401">
          <text:p/>
        </draw:connector>
        <draw:custom-shape draw:style-name="gr12" draw:text-style-name="P11" xml:id="id9" draw:id="id9" draw:layer="layout" svg:width="4.8cm" svg:height="2.6cm" svg:x="9.2cm" svg:y="20.8cm">
          <text:p text:style-name="P10">Visualisation of</text:p>
          <text:p text:style-name="P10">April 2020</text:p>
          <text:p text:style-name="P10">compared to history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7" draw:layer="layout" svg:x1="4.4cm" svg:y1="23.658cm" svg:x2="14.6cm" svg:y2="24.6cm" draw:start-shape="id5" draw:start-glue-point="6" draw:end-shape="id8" draw:end-glue-point="6" svg:d="M4400 23658v942h10200" svg:viewBox="0 0 10201 943">
          <text:p/>
        </draw:connector>
        <draw:connector draw:style-name="gr6" draw:text-style-name="P7" draw:layer="layout" svg:x1="13.2cm" svg:y1="18.8cm" svg:x2="11.6cm" svg:y2="20.8cm" draw:start-shape="id7" draw:start-glue-point="2" draw:end-shape="id9" svg:d="M13200 18800v1001h-1600v999" svg:viewBox="0 0 1601 2001">
          <text:p/>
        </draw:connector>
        <draw:connector draw:style-name="gr6" draw:text-style-name="P7" draw:layer="layout" svg:x1="11.6cm" svg:y1="23.246cm" svg:x2="14.834cm" svg:y2="24.034cm" draw:start-shape="id9" draw:start-glue-point="6" draw:end-shape="id8" draw:end-glue-point="5" svg:d="M11600 23246v788h3234" svg:viewBox="0 0 3235 789">
          <text:p/>
        </draw:connector>
        <draw:connector draw:style-name="gr6" draw:text-style-name="P7" draw:layer="layout" draw:line-skew="-1.701cm 0.498cm" svg:x1="15.4cm" svg:y1="23.8cm" svg:x2="16.6cm" svg:y2="15.2cm" draw:start-shape="id8" draw:start-glue-point="4" draw:end-shape="id7" draw:end-glue-point="1" svg:d="M15400 23800v-4200h2200v-4400h-1000" svg:viewBox="0 0 2201 8601">
          <text:p/>
        </draw:connector>
        <draw:custom-shape draw:style-name="gr13" draw:text-style-name="P12" xml:id="id10" draw:id="id10" draw:layer="layout" svg:width="2.8cm" svg:height="2.4cm" svg:x="16.6cm" svg:y="20.6cm">
          <text:p text:style-name="P10">Visualiser</text:p>
          <text:p text:style-name="P10">Training </text:p>
          <text:p text:style-name="P10">Material?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7" draw:layer="layout" svg:x1="16.6cm" svg:y1="21.8cm" svg:x2="15.966cm" svg:y2="24.034cm" draw:start-shape="id10" draw:end-shape="id8" draw:end-glue-point="11" svg:d="M16600 21800h-634v2234" svg:viewBox="0 0 635 2235">
          <text:p/>
        </draw:connector>
        <draw:connector draw:style-name="gr6" draw:text-style-name="P7" draw:layer="layout" svg:x1="7.7cm" svg:y1="10.611cm" svg:x2="14.834cm" svg:y2="25.166cm" draw:start-shape="id3" draw:start-glue-point="6" draw:end-shape="id8" draw:end-glue-point="7" svg:d="M7700 10611v14555h7134" svg:viewBox="0 0 7135 145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</meta:initial-creator>
    <meta:creation-date>2021-04-23T08:24:08.497675382</meta:creation-date>
    <dc:date>2021-04-23T10:47:42.824686088</dc:date>
    <dc:creator>Andrew </dc:creator>
    <meta:editing-duration>PT1H45S</meta:editing-duration>
    <meta:editing-cycles>6</meta:editing-cycles>
    <meta:generator>LibreOffice/5.1.6.2$Linux_X86_64 LibreOffice_project/10m0$Build-2</meta:generator>
    <meta:document-statistic meta:object-count="24"/>
  </office:meta>
</office:document-meta>
</file>